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1.887cm"/>
    </style:style>
    <style:style style:name="Tabella1.B" style:family="table-column">
      <style:table-column-properties style:column-width="1.889cm"/>
    </style:style>
    <style:style style:name="Tabella1.D" style:family="table-column">
      <style:table-column-properties style:column-width="2.14cm"/>
    </style:style>
    <style:style style:name="Tabella1.E" style:family="table-column">
      <style:table-column-properties style:column-width="1.482cm"/>
    </style:style>
    <style:style style:name="Tabella1.F" style:family="table-column">
      <style:table-column-properties style:column-width="2.011cm"/>
    </style:style>
    <style:style style:name="Tabella1.G" style:family="table-column">
      <style:table-column-properties style:column-width="2.09cm"/>
    </style:style>
    <style:style style:name="Tabella1.H" style:family="table-column">
      <style:table-column-properties style:column-width="1.723cm"/>
    </style:style>
    <style:style style:name="Tabella1.I" style:family="table-column">
      <style:table-column-properties style:column-width="1.901cm"/>
    </style:style>
    <style:style style:name="Tabella1.A1" style:family="table-cell">
      <style:table-cell-properties fo:padding="0.097cm" fo:border-left="0.05pt solid #000000" fo:border-right="none" fo:border-top="0.05pt solid #000000" fo:border-bottom="0.05pt solid #000000"/>
    </style:style>
    <style:style style:name="Tabella1.I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I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2dce" officeooo:paragraph-rsid="00122dce"/>
    </style:style>
    <style:style style:name="P2" style:family="paragraph" style:parent-style-name="Standard">
      <style:text-properties officeooo:rsid="00122dce" officeooo:paragraph-rsid="001438d2"/>
    </style:style>
    <style:style style:name="P3" style:family="paragraph" style:parent-style-name="Standard">
      <style:paragraph-properties fo:text-align="center" style:justify-single-word="false"/>
      <style:text-properties officeooo:rsid="00122dce" officeooo:paragraph-rsid="0015d2b0"/>
    </style:style>
    <style:style style:name="P4" style:family="paragraph" style:parent-style-name="Standard">
      <style:paragraph-properties fo:text-align="start" style:justify-single-word="false"/>
      <style:text-properties officeooo:rsid="00122dce" officeooo:paragraph-rsid="0015d2b0"/>
    </style:style>
    <style:style style:name="P5" style:family="paragraph" style:parent-style-name="Standard">
      <style:paragraph-properties fo:text-align="start" style:justify-single-word="false"/>
      <style:text-properties officeooo:rsid="00122dce" officeooo:paragraph-rsid="001740bd"/>
    </style:style>
    <style:style style:name="P6" style:family="paragraph" style:parent-style-name="Standard">
      <style:text-properties fo:font-weight="bold" officeooo:rsid="00122dce" officeooo:paragraph-rsid="00122dce" style:font-weight-asian="bold" style:font-weight-complex="bold"/>
    </style:style>
    <style:style style:name="P7" style:family="paragraph" style:parent-style-name="Standard">
      <style:text-properties fo:font-weight="bold" officeooo:rsid="001438d2" officeooo:paragraph-rsid="001438d2" style:font-weight-asian="bold" style:font-weight-complex="bold"/>
    </style:style>
    <style:style style:name="P8" style:family="paragraph" style:parent-style-name="Standard">
      <style:text-properties fo:font-weight="bold" officeooo:rsid="0017d981" officeooo:paragraph-rsid="0017d981" style:font-weight-asian="bold" style:font-weight-complex="bold"/>
    </style:style>
    <style:style style:name="P9" style:family="paragraph" style:parent-style-name="Standard">
      <style:text-properties officeooo:rsid="0013a735" officeooo:paragraph-rsid="0013a735"/>
    </style:style>
    <style:style style:name="P10" style:family="paragraph" style:parent-style-name="Standard">
      <style:text-properties officeooo:rsid="0013a735" officeooo:paragraph-rsid="001438d2"/>
    </style:style>
    <style:style style:name="P11" style:family="paragraph" style:parent-style-name="Standard">
      <style:text-properties officeooo:rsid="001438d2" officeooo:paragraph-rsid="001438d2"/>
    </style:style>
    <style:style style:name="P12" style:family="paragraph" style:parent-style-name="Standard">
      <style:text-properties officeooo:rsid="0015d2b0" officeooo:paragraph-rsid="0015d2b0"/>
    </style:style>
    <style:style style:name="P13" style:family="paragraph" style:parent-style-name="Standard">
      <style:paragraph-properties fo:text-align="start" style:justify-single-word="false"/>
      <style:text-properties officeooo:rsid="0015d2b0" officeooo:paragraph-rsid="0015d2b0"/>
    </style:style>
    <style:style style:name="P14" style:family="paragraph" style:parent-style-name="Standard">
      <style:paragraph-properties fo:text-align="start" style:justify-single-word="false"/>
      <style:text-properties officeooo:rsid="0015d2b0" officeooo:paragraph-rsid="001740bd"/>
    </style:style>
    <style:style style:name="P15" style:family="paragraph" style:parent-style-name="Standard">
      <style:paragraph-properties fo:text-align="start" style:justify-single-word="false"/>
      <style:text-properties officeooo:rsid="0015d2b0" officeooo:paragraph-rsid="001977b3"/>
    </style:style>
    <style:style style:name="P16" style:family="paragraph" style:parent-style-name="Standard">
      <style:text-properties officeooo:rsid="0015d2b0" officeooo:paragraph-rsid="001740bd"/>
    </style:style>
    <style:style style:name="P17" style:family="paragraph" style:parent-style-name="Standard">
      <style:text-properties officeooo:rsid="0015d2b0" officeooo:paragraph-rsid="001977b3"/>
    </style:style>
    <style:style style:name="P18" style:family="paragraph" style:parent-style-name="Standard">
      <style:paragraph-properties fo:text-align="center" style:justify-single-word="false"/>
      <style:text-properties fo:font-size="10pt" officeooo:rsid="0015d2b0" officeooo:paragraph-rsid="0015d2b0" style:font-size-asian="10pt" style:font-size-complex="10pt"/>
    </style:style>
    <style:style style:name="P19" style:family="paragraph" style:parent-style-name="Standard">
      <style:text-properties officeooo:rsid="001740bd" officeooo:paragraph-rsid="001740bd"/>
    </style:style>
    <style:style style:name="P20" style:family="paragraph" style:parent-style-name="Standard">
      <style:text-properties officeooo:rsid="0017d981" officeooo:paragraph-rsid="0017d981"/>
    </style:style>
    <style:style style:name="P21" style:family="paragraph" style:parent-style-name="Standard">
      <style:paragraph-properties fo:text-align="start" style:justify-single-word="false"/>
      <style:text-properties fo:font-weight="normal" officeooo:rsid="00122dce" officeooo:paragraph-rsid="0017d981" style:font-weight-asian="normal" style:font-weight-complex="normal"/>
    </style:style>
    <style:style style:name="P22" style:family="paragraph" style:parent-style-name="Standard">
      <style:paragraph-properties fo:padding="0.074cm" fo:border-left="none" fo:border-right="none" fo:border-top="none" fo:border-bottom="0.06pt solid #000000" style:join-border="false"/>
      <style:text-properties officeooo:rsid="00122dce" officeooo:paragraph-rsid="00122dce"/>
    </style:style>
    <style:style style:name="P23" style:family="paragraph" style:parent-style-name="Standard">
      <style:paragraph-properties fo:padding="0.074cm" fo:border-left="none" fo:border-right="none" fo:border-top="none" fo:border-bottom="0.06pt solid #000000" style:join-border="false"/>
      <style:text-properties officeooo:rsid="001438d2" officeooo:paragraph-rsid="001438d2"/>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3a735"/>
    </style:style>
    <style:style style:name="T4" style:family="text">
      <style:text-properties officeooo:rsid="0015d2b0"/>
    </style:style>
    <style:style style:name="T5" style:family="text">
      <style:text-properties officeooo:rsid="001a44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EMPI DI PROGRAMMI</text:p>
      <text:p text:style-name="P1"/>
      <table:table table:name="Tabella1" table:style-name="Tabella1">
        <table:table-column table:style-name="Tabella1.A"/>
        <table:table-column table:style-name="Tabella1.B" table:number-columns-repeated="2"/>
        <table:table-column table:style-name="Tabella1.D"/>
        <table:table-column table:style-name="Tabella1.E"/>
        <table:table-column table:style-name="Tabella1.F"/>
        <table:table-column table:style-name="Tabella1.G"/>
        <table:table-column table:style-name="Tabella1.H"/>
        <table:table-column table:style-name="Tabella1.I"/>
        <table:table-row>
          <table:table-cell table:style-name="Tabella1.A1" office:value-type="string">
            <text:p text:style-name="P3">Stringa</text:p>
          </table:table-cell>
          <table:table-cell table:style-name="Tabella1.A1" office:value-type="string">
            <text:p text:style-name="P3">→</text:p>
          </table:table-cell>
          <table:table-cell table:style-name="Tabella1.A1" office:value-type="string">
            <text:p text:style-name="P3">[Token] </text:p>
          </table:table-cell>
          <table:table-cell table:style-name="Tabella1.A1" office:value-type="string">
            <text:p text:style-name="P3">→</text:p>
          </table:table-cell>
          <table:table-cell table:style-name="Tabella1.A1" office:value-type="string">
            <text:p text:style-name="P3">LKC</text:p>
          </table:table-cell>
          <table:table-cell table:style-name="Tabella1.A1" office:value-type="string">
            <text:p text:style-name="P3">→</text:p>
          </table:table-cell>
          <table:table-cell table:style-name="Tabella1.A1" office:value-type="string">
            <text:p text:style-name="P3">[Secdexpr] </text:p>
          </table:table-cell>
          <table:table-cell table:style-name="Tabella1.A1" office:value-type="string">
            <text:p text:style-name="P3">→</text:p>
          </table:table-cell>
          <table:table-cell table:style-name="Tabella1.I1" office:value-type="string">
            <text:p text:style-name="P3">Valore</text:p>
          </table:table-cell>
        </table:table-row>
        <table:table-row>
          <table:table-cell table:style-name="Tabella1.A2" office:value-type="string">
            <text:p text:style-name="P3"/>
          </table:table-cell>
          <table:table-cell table:style-name="Tabella1.A2" office:value-type="string">
            <text:p text:style-name="P18">lexi</text:p>
          </table:table-cell>
          <table:table-cell table:style-name="Tabella1.A2" office:value-type="string">
            <text:p text:style-name="P3"/>
          </table:table-cell>
          <table:table-cell table:style-name="Tabella1.A2" office:value-type="string">
            <text:p text:style-name="P18">Analizzatore sintattico</text:p>
          </table:table-cell>
          <table:table-cell table:style-name="Tabella1.A2" office:value-type="string">
            <text:p text:style-name="P3"/>
          </table:table-cell>
          <table:table-cell table:style-name="Tabella1.A2" office:value-type="string">
            <text:p text:style-name="P18">Compilatore</text:p>
          </table:table-cell>
          <table:table-cell table:style-name="Tabella1.A2" office:value-type="string">
            <text:p text:style-name="P3"/>
          </table:table-cell>
          <table:table-cell table:style-name="Tabella1.A2" office:value-type="string">
            <text:p text:style-name="P18">Interprete</text:p>
          </table:table-cell>
          <table:table-cell table:style-name="Tabella1.I2" office:value-type="string">
            <text:p text:style-name="P3"/>
          </table:table-cell>
        </table:table-row>
      </table:table>
      <text:p text:style-name="P22"/>
      <text:p text:style-name="P1"/>
      <text:p text:style-name="P1"><text:span text:style-name="T4">PROGRAMMA 1</text:span></text:p>
      <text:p text:style-name="P12"/>
      <text:p text:style-name="P13">Stringa</text:p>
      <text:p text:style-name="P1"/>
      <text:p text:style-name="P1"><text:span text:style-name="T2">n=</text:span><text:span text:style-name="T1">"let x= 5 and y= 6 in x*3 + y * 2* x + x*y end $"</text:span></text:p>
      <text:p text:style-name="P1"/>
      <text:p text:style-name="P13">[Token] <text:s/>=&gt; lexi (n)</text:p>
      <text:p text:style-name="P1"/>
      <text:p text:style-name="P6">[Keyword LET,Id "x",Symbol EQUALS,Number 5,Keyword AND,Id "y",Symbol EQUALS,Number 6,Keyword IN,Id "x",Symbol TIMES,Number 3,Symbol PLUS,Id "y",Symbol TIMES,Number 2,Symbol TIMES,Id "x",Symbol PLUS,Id "x",Symbol TIMES,Id "y",Keyword END,Symbol DOLLAR]</text:p>
      <text:p text:style-name="P1"/>
      <text:p text:style-name="P12">LKC =&gt; parser(lexi(n))</text:p>
      <text:p text:style-name="P1"/>
      <text:p text:style-name="P6">LETC (ADD (MULT (VAR "x") (NUM 3)) (ADD (MULT (VAR "y") (MULT (NUM 2) (VAR "x"))) (MULT (VAR "x") (VAR "y")))) [(VAR "x",NUM 5),(VAR "y",NUM 6)]</text:p>
      <text:p text:style-name="P1"/>
      <text:p text:style-name="P4">[Secdexpr] <text:span text:style-name="T4">=&gt; comp_one(parser(lexi(n)))</text:span></text:p>
      <text:p text:style-name="P1"/>
      <text:p text:style-name="P6">[Ldc NIL,Ldc (NUM 6),Cons,Ldc (NUM 5),Cons,Ldf [Ld (0,1),Ld (0,0),Mult,Ld (0,0),Ldc (NUM 2),Mult,Ld (0,1),Mult,Add,Ldc (NUM 3),Ld (0,0),Mult,Add,Rtn],Ap]</text:p>
      <text:p text:style-name="P1"/>
      <text:p text:style-name="P4">Valore <text:span text:style-name="T4">=&gt; fin(comp_one(parser(lexi(n))))</text:span></text:p>
      <text:p text:style-name="P1"/>
      <text:p text:style-name="P1"><text:span text:style-name="T1">V (NUM 105)</text:span></text:p>
      <text:p text:style-name="P22"/>
      <text:p text:style-name="P1"/>
      <text:p text:style-name="P19">PROGRAMMA 2</text:p>
      <text:p text:style-name="P9"/>
      <text:p text:style-name="P19">Stringa <text:span text:style-name="T5">=&gt; da lista numeri a lista dei fattoriali</text:span></text:p>
      <text:p text:style-name="P19"/>
      <text:p text:style-name="P9">n=<text:span text:style-name="T1">"letrec <text:s/>FACT = lambda ( X ) if <text:s/>eq ( X, 0 ) then 1 else <text:s/>X*FACT( <text:s/>X- 1 )and G = lambda ( H L ) if <text:s/>eq ( L, <text:s/>nil ) then L else cons( H(car( L ) ), G ( H, cdr ( L ) )) in G ( FACT, cons(1, cons(2, cons(3, nil))) ) end $"</text:span></text:p>
      <text:p text:style-name="P9"/>
      <text:p text:style-name="P14">[Token] <text:s/>=&gt; lexi (n)</text:p>
      <text:p text:style-name="P2"/>
      <text:p text:style-name="P7">[Keyword LETREC,Id "FACT",Symbol EQUALS,Keyword LAMBDA,Symbol LPAREN,Id "X",Symbol RPAREN,Keyword IF,Operator EQ,Symbol LPAREN,Id "X",Symbol VIRGOLA,Number 0,Symbol RPAREN,Keyword THEN,Number 1,Keyword ELSE,Id "X",Symbol TIMES,Id "FACT",Symbol LPAREN,Id "X",Symbol MINUS,Number 1,Symbol RPAREN,Keyword AND,Id "G",Symbol EQUALS,Keyword LAMBDA,Symbol LPAREN,Id "H",Id "L",Symbol RPAREN,Keyword IF,Operator EQ,Symbol LPAREN,Id "L",Symbol VIRGOLA,Nil,Symbol RPAREN,Keyword THEN,Id "L",Keyword ELSE,Operator <text:soft-page-break/>CONS,Symbol LPAREN,Id "H",Symbol LPAREN,Operator CAR,Symbol LPAREN,Id "L",Symbol RPAREN,Symbol RPAREN,Symbol VIRGOLA,Id "G",Symbol LPAREN,Id "H",Symbol VIRGOLA,Operator CDR,Symbol LPAREN,Id "L",Symbol RPAREN,Symbol RPAREN,Symbol RPAREN,Keyword IN,Id "G",Symbol LPAREN,Id "FACT",Symbol VIRGOLA,Operator CONS,Symbol LPAREN,Number 1,Symbol VIRGOLA,Operator CONS,Symbol LPAREN,Number 2,Symbol VIRGOLA,Operator CONS,Symbol LPAREN,Number 3,Symbol VIRGOLA,Nil,Symbol RPAREN,Symbol RPAREN,Symbol RPAREN,Symbol RPAREN,Keyword END,Symbol DOLLAR]</text:p>
      <text:p text:style-name="P2"/>
      <text:p text:style-name="P16">LKC =&gt; parser(lexi(n))</text:p>
      <text:p text:style-name="P2"/>
      <text:p text:style-name="P7">LETRECC (CALL (VAR "G") [VAR "FACT",CONSC (NUM 1) (CONSC (NUM 2) (CONSC (NUM 3) NIL))]) [(VAR "FACT",LAMBDAC [VAR "X"] (IFC (EQC (VAR "X") (NUM 0)) (NUM 1) (MULT (VAR "X") (CALL (VAR "FACT") [SUB (VAR "X") (NUM 1)])))),(VAR "G",LAMBDAC [VAR "H",VAR "L"] (IFC (EQC (VAR "L") NIL) (VAR "L") (CONSC (CALL (VAR "H") [CARC (VAR "L")]) (CALL (VAR "G") [VAR "H",CDRC (VAR "L")]))))]</text:p>
      <text:p text:style-name="P2"/>
      <text:p text:style-name="P5">[Secdexpr] <text:span text:style-name="T4">=&gt; comp_one(parser(lexi(n)))</text:span></text:p>
      <text:p text:style-name="P2"/>
      <text:p text:style-name="P7">[Push,Ldc NIL,Ldf [Ldc NIL,Ld (0,1),Eq,Sel [Ld (0,1),Join] [Ldc NIL,Ld (0,1),Cdr,Cons,Ld (0,0),Cons,Ld (1,1),Ap,Ldc NIL,Ld (0,1),Car,Cons,Ld (0,0),Ap,Cons,Join],Rtn],Cons,Ldf [Ldc (NUM 0),Ld (0,0),Eq,Sel [Ldc (NUM 1),Join] [Ldc NIL,Ldc (NUM 1),Ld (0,0),Sub,Cons,Ld (1,0),Ap,Ld (0,0),Mult,Join],Rtn],Cons,Ldf [Ldc NIL,Ldc NIL,Ldc (NUM 3),Cons,Ldc (NUM 2),Cons,Ldc (NUM 1),Cons,Cons,Ld (0,0),Cons,Ld (0,1),Ap,Rtn],Rap]</text:p>
      <text:p text:style-name="P2"/>
      <text:p text:style-name="P5">Valore <text:span text:style-name="T4">=&gt; fin(comp_one(parser(lexi(n))))</text:span></text:p>
      <text:p text:style-name="P2"/>
      <text:p text:style-name="P11"><text:span text:style-name="T1">VLISTA [V (NUM 1),V (NUM 2),V (NUM 6)]</text:span></text:p>
      <text:p text:style-name="P23"><text:span text:style-name="T1"/></text:p>
      <text:p text:style-name="P11"><text:span text:style-name="T1"/></text:p>
      <text:p text:style-name="P19">PROGRAMMA 3</text:p>
      <text:p text:style-name="P19"/>
      <text:p text:style-name="P19">Stringa <text:span text:style-name="T5">=&gt; fattoriale di 8</text:span></text:p>
      <text:p text:style-name="P1"/>
      <text:p text:style-name="P11"><text:span text:style-name="T3">n=</text:span><text:span text:style-name="T1">"let f1 = lambda() letrec f2=lambda (z) if eq(z , 1) then 1 else z * f2( z - 1 ) in f2 end in let x=f1() in x(8) end end $"</text:span></text:p>
      <text:p text:style-name="P10"/>
      <text:p text:style-name="P14">[Token] <text:s/>=&gt; lexi (n)</text:p>
      <text:p text:style-name="P2"/>
      <text:p text:style-name="P7">[Keyword LET,Id "f1",Symbol EQUALS,Keyword LAMBDA,Symbol LPAREN,Symbol RPAREN,Keyword LETREC,Id "f2",Symbol EQUALS,Keyword LAMBDA,Symbol LPAREN,Id "z",Symbol RPAREN,Keyword IF,Operator EQ,Symbol LPAREN,Id "z",Symbol VIRGOLA,Number 1,Symbol RPAREN,Keyword THEN,Number 1,Keyword ELSE,Id "z",Symbol TIMES,Id "f2",Symbol LPAREN,Id "z",Symbol MINUS,Number 1,Symbol RPAREN,Keyword IN,Id "f2",Keyword END,Keyword IN,Keyword LET,Id "x",Symbol EQUALS,Id "f1",Symbol LPAREN,Symbol RPAREN,Keyword IN,Id "x",Symbol LPAREN,Number 8,Symbol RPAREN,Keyword END,Keyword END,Symbol DOLLAR]</text:p>
      <text:p text:style-name="P2"/>
      <text:p text:style-name="P16"/>
      <text:p text:style-name="P16"/>
      <text:p text:style-name="P16"><text:soft-page-break/>LKC =&gt; parser(lexi(n))</text:p>
      <text:p text:style-name="P2"/>
      <text:p text:style-name="P7">LETC (LETC (CALL (VAR "x") [NUM 8]) [(VAR "x",CALL (VAR "f1") [])]) [(VAR "f1",LAMBDAC [] (LETRECC (VAR "f2") [(VAR "f2",LAMBDAC [VAR "z"] (IFC (EQC (VAR "z") (NUM 1)) (NUM 1) (MULT (VAR "z") (CALL (VAR "f2") [SUB (VAR "z") (NUM 1)]))))]))]</text:p>
      <text:p text:style-name="P2"/>
      <text:p text:style-name="P5">[Secdexpr] <text:span text:style-name="T4">=&gt; comp_one(parser(lexi(n)))</text:span></text:p>
      <text:p text:style-name="P2"/>
      <text:p text:style-name="P7">[Ldc NIL,Ldf [Push,Ldc NIL,Ldf [Ldc (NUM 1),Ld (0,0),Eq,Sel [Ldc (NUM 1),Join] [Ldc NIL,Ldc (NUM 1),Ld (0,0),Sub,Cons,Ld (1,0),Ap,Ld (0,0),Mult,Join],Rtn],Cons,Ldf [Ld (0,0),Rtn],Rap,Rtn],Cons,Ldf [Ldc NIL,Ldc NIL,Ld (0,0),Ap,Cons,Ldf [Ldc NIL,Ldc (NUM 8),Cons,Ld (0,0),Ap,Rtn],Ap,Rtn],Ap]</text:p>
      <text:p text:style-name="P2"/>
      <text:p text:style-name="P5">Valore <text:span text:style-name="T4">=&gt; fin(comp_one(parser(lexi(n))))</text:span></text:p>
      <text:p text:style-name="P2"/>
      <text:p text:style-name="P11"><text:span text:style-name="T1">V (NUM 40320)</text:span></text:p>
      <text:p text:style-name="P23"/>
      <text:p text:style-name="P11"/>
      <text:p text:style-name="P20">PROGRAMMA 4</text:p>
      <text:p text:style-name="P20"/>
      <text:p text:style-name="P20">Stringa <text:span text:style-name="T5">=&gt; da lista di liste di numeri a lista con somme dei fattoriali degli elementi di ogni lista </text:span></text:p>
      <text:p text:style-name="P20"><text:tab/><text:tab/><text:span text:style-name="T5">es. [[3,3],[3]] =&gt; [ ( fact(3)+fact(3) ) , fact(3) ] =&gt; <text:s/>][12,6]</text:span></text:p>
      <text:p text:style-name="P20"/>
      <text:p text:style-name="P8"><text:span text:style-name="T2">n=</text:span>"letrec f0 = lambda ( x ) letrec f1 = lambda(y) letrec f2=lambda (z) if eq(z , 1) then 1 else z * f2( z - 1 ) in if eq( y , nil ) then 0 else f2 ( car ( y ) ) + f1 ( cdr (y)) end <text:s/>in if eq(x , nil) then nil else cons (f1 ( car ( x )),f0 ( cdr ( x ) ) ) end in f0( cons (cons (3 , cons (3 , nil)), cons( cons (3 , nil), nil))) end $"</text:p>
      <text:p text:style-name="P11"/>
      <text:p text:style-name="P15">[Token] <text:s/>=&gt; lexi (n)</text:p>
      <text:p text:style-name="P11"/>
      <text:p text:style-name="P20"><text:span text:style-name="T1">[Keyword LETREC,Id "f0",Symbol EQUALS,Keyword LAMBDA,Symbol LPAREN,Id "x",Symbol RPAREN,Keyword LETREC,Id "f1",Symbol EQUALS,Keyword LAMBDA,Symbol LPAREN,Id "y",Symbol RPAREN,Keyword LETREC,Id "f2",Symbol EQUALS,Keyword LAMBDA,Symbol LPAREN,Id "z",Symbol RPAREN,Keyword IF,Operator EQ,Symbol LPAREN,Id "z",Symbol VIRGOLA,Number 1,Symbol RPAREN,Keyword THEN,Number 1,Keyword ELSE,Id "z",Symbol TIMES,Id "f2",Symbol LPAREN,Id "z",Symbol MINUS,Number 1,Symbol RPAREN,Keyword IN,Keyword IF,Operator EQ,Symbol LPAREN,Id "y",Symbol VIRGOLA,Nil,Symbol RPAREN,Keyword THEN,Number 0,Keyword ELSE,Id "f2",Symbol LPAREN,Operator CAR,Symbol LPAREN,Id "y",Symbol RPAREN,Symbol RPAREN,Symbol PLUS,Id "f1",Symbol LPAREN,Operator CDR,Symbol LPAREN,Id "y",Symbol RPAREN,Symbol RPAREN,Keyword END,Keyword IN,Keyword IF,Operator EQ,Symbol LPAREN,Id "x",Symbol VIRGOLA,Nil,Symbol RPAREN,Keyword THEN,Nil,Keyword ELSE,Operator CONS,Symbol LPAREN,Id "f1",Symbol LPAREN,Operator CAR,Symbol LPAREN,Id "x",Symbol RPAREN,Symbol RPAREN,Symbol VIRGOLA,Id "f0",Symbol LPAREN,Operator CDR,Symbol LPAREN,Id "x",Symbol RPAREN,Symbol RPAREN,Symbol RPAREN,Keyword END,Keyword IN,Id "f0",Symbol LPAREN,Operator CONS,Symbol LPAREN,Operator CONS,Symbol LPAREN,Number 3,Symbol VIRGOLA,Operator CONS,Symbol LPAREN,Number 3,Symbol VIRGOLA,Nil,Symbol RPAREN,Symbol RPAREN,Symbol VIRGOLA,Operator CONS,Symbol LPAREN,Operator CONS,Symbol LPAREN,Number 3,Symbol VIRGOLA,Nil,Symbol RPAREN,Symbol </text:span><text:soft-page-break/><text:span text:style-name="T1">VIRGOLA,Nil,Symbol RPAREN,Symbol RPAREN,Symbol RPAREN,Keyword END,Symbol DOLLAR]</text:span></text:p>
      <text:p text:style-name="P17"/>
      <text:p text:style-name="P17"><text:span text:style-name="T2">LKC =&gt; parser(lexi(n))</text:span></text:p>
      <text:p text:style-name="P8"/>
      <text:p text:style-name="P8">LETRECC (CALL (VAR "f0") [CONSC (CONSC (NUM 3) (CONSC (NUM 3) NIL)) (CONSC (CONSC (NUM 3) NIL) NIL)]) [(VAR "f0",LAMBDAC [VAR "x"] (LETRECC (IFC (EQC (VAR "x") NIL) NIL (CONSC (CALL (VAR "f1") [CARC (VAR "x")]) (CALL (VAR "f0") [CDRC (VAR "x")]))) [(VAR "f1",LAMBDAC [VAR "y"] (LETRECC (IFC (EQC (VAR "y") NIL) (NUM 0) (ADD (CALL (VAR "f2") [CARC (VAR "y")]) (CALL (VAR "f1") [CDRC (VAR "y")]))) [(VAR "f2",LAMBDAC [VAR "z"] (IFC (EQC (VAR "z") (NUM 1)) (NUM 1) (MULT (VAR "z") (CALL (VAR "f2") [SUB (VAR "z") (NUM 1)]))))]))]))]</text:p>
      <text:p text:style-name="P8"/>
      <text:p text:style-name="P21">[Secdexpr] <text:span text:style-name="T4">=&gt; comp_one(parser(lexi(n)))</text:span></text:p>
      <text:p text:style-name="P8"/>
      <text:p text:style-name="P8">[Push,Ldc NIL,Ldf [Push,Ldc NIL,Ldf [Push,Ldc NIL,Ldf [Ldc (NUM 1),Ld (0,0),Eq,Sel [Ldc (NUM 1),Join] [Ldc NIL,Ldc (NUM 1),Ld (0,0),Sub,Cons,Ld (1,0),Ap,Ld (0,0),Mult,Join],Rtn],Cons,Ldf [Ldc NIL,Ld (1,0),Eq,Sel [Ldc (NUM 0),Join] [Ldc NIL,Ld (1,0),Cdr,Cons,Ld (2,0),Ap,Ldc NIL,Ld (1,0),Car,Cons,Ld (0,0),Ap,Add,Join],Rtn],Rap,Rtn],Cons,Ldf [Ldc NIL,Ld (1,0),Eq,Sel [Ldc NIL,Join] [Ldc NIL,Ld (1,0),Cdr,Cons,Ld (2,0),Ap,Ldc NIL,Ld (1,0),Car,Cons,Ld (0,0),Ap,Cons,Join],Rtn],Rap,Rtn],Cons,Ldf [Ldc NIL,Ldc NIL,Ldc NIL,Ldc (NUM 3),Cons,Cons,Ldc NIL,Ldc (NUM 3),Cons,Ldc (NUM 3),Cons,Cons,Cons,Ld (0,0),Ap,Rtn],Rap]</text:p>
      <text:p text:style-name="P8"/>
      <text:p text:style-name="P21">Valore <text:span text:style-name="T4">=&gt; fin(comp_one(parser(lexi(n))))</text:span></text:p>
      <text:p text:style-name="P8"/>
      <text:p text:style-name="P8">VLISTA [V (NUM 12),V (NUM 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14:15:24.072711669</meta:creation-date>
    <dc:date>2015-02-16T15:01:09.882442535</dc:date>
    <meta:editing-duration>PT34M10S</meta:editing-duration>
    <meta:editing-cycles>9</meta:editing-cycles>
    <meta:generator>LibreOffice/4.2.6.3$Linux_X86_64 LibreOffice_project/420m0$Build-3</meta:generator>
    <meta:document-statistic meta:table-count="1" meta:image-count="0" meta:object-count="0" meta:page-count="4" meta:paragraph-count="59" meta:word-count="990" meta:character-count="7865" meta:non-whitespace-character-count="6906"/>
  </office:meta>
</office:document-meta>
</file>